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992cm" fo:margin-left="0cm" table:align="left"/>
    </style:style>
    <style:style style:name="Таблица1.A" style:family="table-column">
      <style:table-column-properties style:column-width="0.974cm"/>
    </style:style>
    <style:style style:name="Таблица1.B" style:family="table-column">
      <style:table-column-properties style:column-width="0.998cm"/>
    </style:style>
    <style:style style:name="Таблица1.C" style:family="table-column">
      <style:table-column-properties style:column-width="0.997cm"/>
    </style:style>
    <style:style style:name="Таблица1.D" style:family="table-column">
      <style:table-column-properties style:column-width="4.519cm"/>
    </style:style>
    <style:style style:name="Таблица1.E" style:family="table-column">
      <style:table-column-properties style:column-width="7.011cm"/>
    </style:style>
    <style:style style:name="Таблица1.F" style:family="table-column">
      <style:table-column-properties style:column-width="3.493cm"/>
    </style:style>
    <style:style style:name="Таблица1.A1" style:family="table-cell">
      <style:table-cell-properties fo:padding="0.049cm" fo:border="1pt solid #000000"/>
    </style:style>
    <style:style style:name="Таблица1.D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Таблица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Таблица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text-properties fo:language="ru" fo:country="RU" officeooo:rsid="00151692" officeooo:paragraph-rsid="00151692"/>
    </style:style>
    <style:style style:name="P2" style:family="paragraph" style:parent-style-name="Text_20_body">
      <style:paragraph-properties fo:line-height="115%" fo:text-align="center" style:justify-single-word="false"/>
    </style:style>
    <style:style style:name="P3" style:family="paragraph" style:parent-style-name="Text_20_body">
      <style:text-properties fo:language="ru" fo:country="RU" officeooo:rsid="00151692" officeooo:paragraph-rsid="00151692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margin-top="0cm" fo:margin-bottom="0cm" loext:contextual-spacing="false"/>
    </style:style>
    <style:style style:name="P6" style:family="paragraph" style:parent-style-name="Table_20_Contents">
      <style:paragraph-properties fo:margin-top="0cm" fo:margin-bottom="0cm" loext:contextual-spacing="false"/>
      <style:text-properties style:font-name="Times New Roman1" fo:font-size="12pt"/>
    </style:style>
    <style:style style:name="P7" style:family="paragraph" style:parent-style-name="Table_20_Contents">
      <style:paragraph-properties fo:margin-top="0cm" fo:margin-bottom="0cm" loext:contextual-spacing="false"/>
      <style:text-properties style:font-name="Times New Roman1" fo:font-size="12pt" fo:language="en" fo:country="US" officeooo:rsid="0019ce33" officeooo:paragraph-rsid="0019ce33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Times New Roman1" fo:font-size="12pt" fo:language="ru" fo:country="RU" officeooo:rsid="0017fa42" officeooo:paragraph-rsid="0016c8c6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Times New Roman1" fo:font-size="12pt" fo:language="ru" fo:country="RU" officeooo:rsid="0019ce33" officeooo:paragraph-rsid="0019ce33"/>
    </style:style>
    <style:style style:name="P10" style:family="paragraph" style:parent-style-name="Table_20_Contents">
      <style:paragraph-properties fo:margin-top="0cm" fo:margin-bottom="0cm" loext:contextual-spacing="false"/>
      <style:text-properties style:font-name="Times New Roman1" fo:font-size="12pt" fo:language="ru" fo:country="RU" officeooo:rsid="00194d9f" officeooo:paragraph-rsid="001b92ca"/>
    </style:style>
    <style:style style:name="P11" style:family="paragraph" style:parent-style-name="Table_20_Contents">
      <style:paragraph-properties fo:margin-top="0cm" fo:margin-bottom="0cm" loext:contextual-spacing="false"/>
      <style:text-properties style:font-name="Times New Roman1" fo:font-size="12pt" fo:language="ru" fo:country="RU" officeooo:rsid="001b92ca" officeooo:paragraph-rsid="001b92ca"/>
    </style:style>
    <style:style style:name="P12" style:family="paragraph" style:parent-style-name="Table_20_Contents">
      <style:paragraph-properties fo:margin-top="0cm" fo:margin-bottom="0cm" loext:contextual-spacing="false"/>
      <style:text-properties style:font-name="Times New Roman1" fo:font-size="12pt" officeooo:paragraph-rsid="001b92ca"/>
    </style:style>
    <style:style style:name="P13" style:family="paragraph" style:parent-style-name="Table_20_Contents">
      <style:paragraph-properties fo:margin-top="0cm" fo:margin-bottom="0cm" loext:contextual-spacing="false"/>
      <style:text-properties fo:language="ru" fo:country="RU" officeooo:rsid="0016c8c6" officeooo:paragraph-rsid="0016c8c6"/>
    </style:style>
    <style:style style:name="P14" style:family="paragraph" style:parent-style-name="Table_20_Contents">
      <style:paragraph-properties fo:margin-top="0cm" fo:margin-bottom="0cm" loext:contextual-spacing="false"/>
      <style:text-properties fo:language="ru" fo:country="RU" officeooo:rsid="0017fa42" officeooo:paragraph-rsid="0017fa42"/>
    </style:style>
    <style:style style:name="P15" style:family="paragraph" style:parent-style-name="Table_20_Contents">
      <style:paragraph-properties fo:margin-top="0cm" fo:margin-bottom="0cm" loext:contextual-spacing="false"/>
      <style:text-properties fo:language="ru" fo:country="RU" officeooo:rsid="00194d9f" officeooo:paragraph-rsid="0019ce33"/>
    </style:style>
    <style:style style:name="P16" style:family="paragraph" style:parent-style-name="Table_20_Contents">
      <style:paragraph-properties fo:margin-top="0cm" fo:margin-bottom="0cm" loext:contextual-spacing="false"/>
      <style:text-properties fo:language="ru" fo:country="RU" officeooo:rsid="0019ce33" officeooo:paragraph-rsid="0019ce33"/>
    </style:style>
    <style:style style:name="P17" style:family="paragraph" style:parent-style-name="Table_20_Contents">
      <style:paragraph-properties fo:margin-top="0cm" fo:margin-bottom="0cm" loext:contextual-spacing="false"/>
      <style:text-properties fo:language="ru" fo:country="RU" officeooo:rsid="001b92ca" officeooo:paragraph-rsid="001b92ca"/>
    </style:style>
    <style:style style:name="P18" style:family="paragraph" style:parent-style-name="Table_20_Contents">
      <style:paragraph-properties fo:margin-top="0cm" fo:margin-bottom="0cm" loext:contextual-spacing="false"/>
      <style:text-properties officeooo:paragraph-rsid="0017fa42"/>
    </style:style>
    <style:style style:name="P19" style:family="paragraph" style:parent-style-name="Table_20_Contents">
      <style:paragraph-properties fo:margin-top="0cm" fo:margin-bottom="0cm" loext:contextual-spacing="false"/>
      <style:text-properties officeooo:rsid="001b92ca" officeooo:paragraph-rsid="001b92ca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4pt"/>
    </style:style>
    <style:style style:name="T2" style:family="text">
      <style:text-properties style:font-name="Times New Roman1" fo:font-size="14pt" fo:language="en" fo:country="US"/>
    </style:style>
    <style:style style:name="T3" style:family="text">
      <style:text-properties style:font-name="Times New Roman1" fo:font-size="14pt" fo:background-color="transparent" loext:char-shading-value="0"/>
    </style:style>
    <style:style style:name="T4" style:family="text">
      <style:text-properties style:font-name="Times New Roman1" fo:font-size="12pt"/>
    </style:style>
    <style:style style:name="T5" style:family="text">
      <style:text-properties style:font-name="Times New Roman1" fo:font-size="12pt" fo:language="en" fo:country="US"/>
    </style:style>
    <style:style style:name="T6" style:family="text">
      <style:text-properties style:font-name="Times New Roman1" fo:font-size="12pt" fo:language="en" fo:country="US" officeooo:rsid="0017fa42"/>
    </style:style>
    <style:style style:name="T7" style:family="text">
      <style:text-properties style:font-name="Times New Roman1" fo:font-size="12pt" fo:language="ru" fo:country="RU" officeooo:rsid="0017fa42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7fa42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16c8c6"/>
    </style:style>
    <style:style style:name="T12" style:family="text">
      <style:text-properties fo:language="ru" fo:country="RU" officeooo:rsid="0019ce33"/>
    </style:style>
    <style:style style:name="T13" style:family="text">
      <style:text-properties fo:language="ru" fo:country="RU" officeooo:rsid="001b92ca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План статьи "</text:span><text:span text:style-name="T1"><office:annotation office:name="__Annotation__12868_926865695"><dc:creator>Николай  Рапоткин</dc:creator><dc:date>2015-12-24T15:33:12.676000000</dc:date><loext:sender-initials>РН</loext:sender-initials><text:list text:style-name=""><text:list-item><text:p text:style-name="P20"><text:span text:style-name="T14">Название длинное, и вроде как отражает суть происходящего, но…например такое. Или лучше вообще оставить тему магистерской?Для статьи для FRUCT можно вообще убрать “Анализ производительности”, чтобы было как в примере.</text:span></text:p></text:list-item></text:list></office:annotation></text:span><text:span text:style-name="T1">Анализ производительности стратегий синхронизации потоков на основе механизма </text:span><text:span text:style-name="T2">wait</text:span><text:span text:style-name="T1">-</text:span><text:span text:style-name="T2">notify</text:span><text:span text:style-name="T1"> в <text:s/>подходе к созданию конкурентных структур данных flat-combining.</text:span><office:annotation-end office:name="__Annotation__12868_926865695"/><text:span text:style-name="T1"> </text:span><text:span text:style-name="T1"><office:annotation office:name="__Annotation__12867_926865695"><dc:creator>Николай  Рапоткин</dc:creator><dc:date>2015-12-24T15:32:11.930000000</dc:date><loext:sender-initials>РН</loext:sender-initials><text:list text:continue-numbering="true" text:style-name=""><text:list-item><text:p text:style-name="P20"><text:span text:style-name="T14">Нужно по любому указать либу, вот только не уверен, что в заголовке.</text:span></text:p></text:list-item></text:list></office:annotation></text:span><text:span text:style-name="T2">(</text:span><text:span text:style-name="T3">на примере libcds?</text:span><text:span text:style-name="T1">)</text:span><office:annotation-end office:name="__Annotation__12867_926865695"/><text:span text:style-name="T1">"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table:number-columns-spanned="3" office:value-type="string">
            <text:p text:style-name="P6">Часть</text:p>
          </table:table-cell>
          <table:covered-table-cell/>
          <table:covered-table-cell/>
          <table:table-cell table:style-name="Таблица1.D1" office:value-type="string">
            <text:p text:style-name="P6">Заголовок</text:p>
          </table:table-cell>
          <table:table-cell table:style-name="Таблица1.D1" office:value-type="string">
            <text:p text:style-name="P6">Содержание</text:p>
          </table:table-cell>
          <table:table-cell table:style-name="Таблица1.D1" office:value-type="string">
            <text:p text:style-name="P6">Страницы</text:p>
          </table:table-cell>
        </table:table-row>
        <table:table-row>
          <table:table-cell table:style-name="Таблица1.A2" table:number-rows-spanned="2" office:value-type="string">
            <text:p text:style-name="P6">1</text:p>
          </table:table-cell>
          <table:table-cell table:style-name="Таблица1.B2" office:value-type="string">
            <text:p text:style-name="P5"> <text:span text:style-name="T12">1</text:span></text:p>
          </table:table-cell>
          <table:table-cell table:style-name="Таблица1.B2" office:value-type="string">
            <text:p text:style-name="P5"> </text:p>
          </table:table-cell>
          <table:table-cell table:style-name="Таблица1.B2" office:value-type="string">
            <text:p text:style-name="P8">Аннотация (<text:span text:style-name="T8">abstract</text:span>)</text:p>
          </table:table-cell>
          <table:table-cell table:style-name="Таблица1.B2" office:value-type="string">
            <text:p text:style-name="P13">Написать о том, что <text:span text:style-name="T8">flat-combining </text:span>основан на принципе делегирования потоками своих задач и что одно из направлений улучшения данного подхода — <text:span text:style-name="T8">wait-notify </text:span>синхронизации.</text:p>
          </table:table-cell>
          <table:table-cell table:style-name="Таблица1.B2" office:value-type="string">
            <text:p text:style-name="P19"><text:span text:style-name="T10">5 строчек</text:span></text:p>
          </table:table-cell>
        </table:table-row>
        <table:table-row>
          <table:covered-table-cell/>
          <table:table-cell table:style-name="Таблица1.B2" office:value-type="string">
            <text:p text:style-name="P9">2</text:p>
          </table:table-cell>
          <table:table-cell table:style-name="Таблица1.B2" office:value-type="string">
            <text:p text:style-name="P5"> </text:p>
          </table:table-cell>
          <table:table-cell table:style-name="Таблица1.B2" office:value-type="string">
            <text:p text:style-name="P5"> <text:span text:style-name="T11">Ведение </text:span><text:span text:style-name="T9">(introduction)</text:span></text:p>
          </table:table-cell>
          <table:table-cell table:style-name="Таблица1.B2" office:value-type="string">
            <text:p text:style-name="P5">    <text:span text:style-name="T4">Описание проблемы и необходимости синхронизации доступа к критическому ресурсу</text:span></text:p>
            <text:p text:style-name="P18">    <office:annotation office:name="__Annotation__12888_926865695"><dc:creator>Николай  Рапоткин</dc:creator><dc:date>2015-12-24T15:49:55.927000000</dc:date><loext:sender-initials>РН</loext:sender-initials><text:list text:continue-numbering="true" text:style-name=""><text:list-item><text:p text:style-name="P20"><text:span text:style-name="T14">Не понятно, куда воткнуть диаграмму состояний или последовательности, наглядно описывающий подход, потому что это важно для понимания, но много для введения. Как я понял, введение не больше 5-7 строчек...</text:span></text:p></text:list-item></text:list></office:annotation><text:span text:style-name="T4">Описание подхода </text:span><text:span text:style-name="T5">flat</text:span><text:span text:style-name="T4">-</text:span><text:span text:style-name="T5">combining</text:span> <text:span text:style-name="T4">в общем </text:span><text:span text:style-name="T7">и его преимущества перед классическим </text:span><text:span text:style-name="T6">lock</text:span><text:span text:style-name="T7">-</text:span><text:span text:style-name="T6">base </text:span><text:span text:style-name="T7">подходом</text:span><office:annotation-end office:name="__Annotation__12888_926865695"/></text:p>
          </table:table-cell>
          <table:table-cell table:style-name="Таблица1.B2" office:value-type="string">
            <text:p text:style-name="P17"><office:annotation office:name="__Annotation__12900_926865695"><dc:creator>Николай  Рапоткин</dc:creator><dc:date>2015-12-24T15:55:56.634000000</dc:date><loext:sender-initials>РН</loext:sender-initials><text:list text:continue-numbering="true" text:style-name=""><text:list-item><text:p text:style-name="P20"><text:span text:style-name="T14">Маловероятно!=))</text:span></text:p></text:list-item></text:list></office:annotation>5-10 строчек<office:annotation-end office:name="__Annotation__12900_926865695"/></text:p>
          </table:table-cell>
        </table:table-row>
        <table:table-row>
          <table:table-cell table:style-name="Таблица1.A2" table:number-rows-spanned="2" office:value-type="string">
            <text:p text:style-name="P6">2</text:p>
          </table:table-cell>
          <table:table-cell table:style-name="Таблица1.B2" office:value-type="string">
            <text:p text:style-name="P5"> <text:span text:style-name="T12">1</text:span></text:p>
          </table:table-cell>
          <table:table-cell table:style-name="Таблица1.B2" office:value-type="string">
            <text:p text:style-name="P5"> </text:p>
          </table:table-cell>
          <table:table-cell table:style-name="Таблица1.B2" office:value-type="string">
            <text:p text:style-name="P14"><text:span text:style-name="T4">Основная часть (</text:span><text:span text:style-name="T5">Main part</text:span><text:span text:style-name="T4">)</text:span></text:p>
          </table:table-cell>
          <table:table-cell table:style-name="Таблица1.B2" office:value-type="string">
            <text:p text:style-name="P15"><text:span text:style-name="T4">Описание проблем, связанных с синхронизацией потов в подходе </text:span><text:span text:style-name="T5">flat-combining</text:span></text:p>
          </table:table-cell>
          <table:table-cell table:style-name="Таблица1.B2" office:value-type="string">
            <text:p text:style-name="P11">1</text:p>
          </table:table-cell>
        </table:table-row>
        <table:table-row>
          <table:covered-table-cell/>
          <table:table-cell table:style-name="Таблица1.B2" office:value-type="string">
            <text:p text:style-name="P16">2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14"/>
          </table:table-cell>
          <table:table-cell table:style-name="Таблица1.B2" office:value-type="string">
            <text:p text:style-name="P10">Описание предложенной методики и варианты реализации (структуры данных, основные механизмы, диаграммы и т.д)</text:p>
          </table:table-cell>
          <table:table-cell table:style-name="Таблица1.B2" office:value-type="string">
            <text:p text:style-name="P11">0,5</text:p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17">3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14"/>
          </table:table-cell>
          <table:table-cell table:style-name="Таблица1.B2" office:value-type="string">
            <text:p text:style-name="P6"><text:span text:style-name="T13">Описание с</text:span>тратеги<text:span text:style-name="T13">и</text:span> синхронизации на базе одного мьютекса и одной условной переменной, </text:p>
            <text:p text:style-name="P12"><text:span text:style-name="T13">с</text:span>тратеги<text:span text:style-name="T13">и</text:span> синхронизации на базе одного мьютекса и нескольких условных <text:span text:style-name="T13">и</text:span> <text:span text:style-name="T13">с</text:span>тратеги<text:span text:style-name="T13">и</text:span> синхронизации на базе нескольких мьютексов и нескольких условных переменных.</text:p>
          </table:table-cell>
          <table:table-cell table:style-name="Таблица1.B2" office:value-type="string">
            <text:p text:style-name="P11">1 — 1,5</text:p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17">4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14"/>
          </table:table-cell>
          <table:table-cell table:style-name="Таблица1.B2" office:value-type="string">
            <text:p text:style-name="P11"><office:annotation office:name="__Annotation__12898_926865695"><dc:creator>Николай  Рапоткин</dc:creator><dc:date>2015-12-24T15:53:34.171000000</dc:date><loext:sender-initials>РН</loext:sender-initials><text:list text:continue-numbering="true" text:style-name=""><text:list-item><text:p text:style-name="P20"><text:span text:style-name="T14">Это вообще нужно?Можно сразу перейти к результатам (графикам), кому будет надо, сам посмотрит в код, библиотека же открытая!=)</text:span></text:p></text:list-item></text:list></office:annotation>Вкратце о нюансах реализации<office:annotation-end office:name="__Annotation__12898_926865695"/></text:p>
          </table:table-cell>
          <table:table-cell table:style-name="Таблица1.B2" office:value-type="string">
            <text:p text:style-name="P11">0,5 - 1</text:p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17">5</text:p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14"/>
          </table:table-cell>
          <table:table-cell table:style-name="Таблица1.B2" office:value-type="string">
            <text:p text:style-name="P11">Описание тестов, результаты их выполнения сведенные в диаграммы и графики, сравнение с другими вариантами подхода <text:span text:style-name="T8">Flat</text:span>-<text:span text:style-name="T8">combining</text:span> и выводы по получившемся результатам.</text:p>
          </table:table-cell>
          <table:table-cell table:style-name="Таблица1.B2" office:value-type="string">
            <text:p text:style-name="P11">2-3</text:p>
          </table:table-cell>
        </table:table-row>
        <table:table-row>
          <table:table-cell table:style-name="Таблица1.A2" office:value-type="string">
            <text:p text:style-name="P6">3</text:p>
          </table:table-cell>
          <table:table-cell table:style-name="Таблица1.B2" office:value-type="string">
            <text:p text:style-name="P5"> </text:p>
          </table:table-cell>
          <table:table-cell table:style-name="Таблица1.B2" office:value-type="string">
            <text:p text:style-name="P5"> </text:p>
          </table:table-cell>
          <table:table-cell table:style-name="Таблица1.B2" office:value-type="string">
            <text:p text:style-name="P7"><text:span text:style-name="T10">Заключение </text:span>(Conclusion)</text:p>
          </table:table-cell>
          <table:table-cell table:style-name="Таблица1.B2" office:value-type="string">
            <text:p text:style-name="P6">Стратегия синхронизации на базе одного мьютекса и нескольких условных переменных</text:p>
          </table:table-cell>
          <table:table-cell table:style-name="Таблица1.B2" office:value-type="string">
            <text:p text:style-name="P17">5-10 строк</text:p>
          </table:table-cell>
        </table:table-row>
        <table:table-row>
          <table:table-cell table:style-name="Таблица1.A2" office:value-type="string">
            <text:p text:style-name="P11">4</text:p>
          </table:table-cell>
          <table:table-cell table:style-name="Таблица1.B2" office:value-type="string">
            <text:p text:style-name="P5"> </text:p>
          </table:table-cell>
          <table:table-cell table:style-name="Таблица1.B2" office:value-type="string">
            <text:p text:style-name="P5"> </text:p>
          </table:table-cell>
          <table:table-cell table:style-name="Таблица1.B2" office:value-type="string">
            <text:p text:style-name="P6">Список литературы</text:p>
          </table:table-cell>
          <table:table-cell table:style-name="Таблица1.B2" office:value-type="string">
            <text:p text:style-name="P5"> </text:p>
          </table:table-cell>
          <table:table-cell table:style-name="Таблица1.B2" office:value-type="string">
            <text:p text:style-name="P11">0,5</text:p>
          </table:table-cell>
        </table:table-row>
        <table:table-row>
          <table:table-cell table:style-name="Таблица1.A2" office:value-type="string">
            <text:p text:style-name="P11">5</text:p>
          </table:table-cell>
          <table:table-cell table:style-name="Таблица1.B2" office:value-type="string">
            <text:p text:style-name="P5"> </text:p>
          </table:table-cell>
          <table:table-cell table:style-name="Таблица1.B2" office:value-type="string">
            <text:p text:style-name="P5"> </text:p>
          </table:table-cell>
          <table:table-cell table:style-name="Таблица1.B2" office:value-type="string">
            <text:p text:style-name="P6">Приложение</text:p>
          </table:table-cell>
          <table:table-cell table:style-name="Таблица1.B2" office:value-type="string">
            <text:p text:style-name="P5"> </text:p>
          </table:table-cell>
          <table:table-cell table:style-name="Таблица1.B2" office:value-type="string">
            <text:p text:style-name="P5">?</text:p>
          </table:table-cell>
        </table:table-row>
        <table:table-row>
          <table:table-cell table:style-name="Таблица1.A2" table:number-columns-spanned="5" office:value-type="string">
            <text:p text:style-name="P11"/>
            <text:p text:style-name="P17">ИТОГО</text:p>
          </table:table-cell>
          <table:covered-table-cell/>
          <table:covered-table-cell/>
          <table:covered-table-cell/>
          <table:covered-table-cell/>
          <table:table-cell table:style-name="Таблица1.B2" office:value-type="string">
            <text:p text:style-name="P17">5-7,5 страниц + </text:p>
            <text:p text:style-name="P17">15 — 25 строк</text:p>
          </table:table-cell>
        </table:table-row>
      </table:table>
      <text:p text:style-name="P2"> 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</meta:editing-duration>
    <meta:editing-cycles>8</meta:editing-cycles>
    <meta:generator>LibreOffice/5.0.2.2$Windows_x86 LibreOffice_project/37b43f919e4de5eeaca9b9755ed688758a8251fe</meta:generator>
    <dc:date>2015-12-24T15:59:55.303000000</dc:date>
    <dc:creator>Николай  Рапоткин</dc:creator>
    <meta:document-statistic meta:table-count="1" meta:image-count="0" meta:object-count="0" meta:page-count="1" meta:paragraph-count="58" meta:word-count="205" meta:character-count="1511" meta:non-whitespace-character-count="1323"/>
    <meta:user-defined meta:name="Info 1"/>
    <meta:user-defined meta:name="Info 2"/>
    <meta:user-defined meta:name="Info 3"/>
    <meta:user-defined meta:name="Info 4"/>
  </office:meta>
</office:document-meta>
</file>